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7A0000046188CC25C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5.19cm" svg:x="1cm" svg:y="7.254cm">
          <draw:image xlink:href="Pictures/100000000000057A0000046188CC25C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8.5.2$Windows_X86_64 LibreOffice_project/9c8b85f387cc00a89945a79c9e6239f32e450ac2</meta:generator>
  </office:meta>
</office:document-meta>
</file>